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makes slash with sword</text:p>
      <text:p text:style-name="P2"/>
      <text:p text:style-name="P1">Summery:<text:tab/>Kelde slashes with the sword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ress the slash button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Kelde makes a slash with the sword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50:09.38</dc:date>
    <dc:creator>Anders Bolin</dc:creator>
    <meta:editing-duration>PT1H14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3" meta:character-count="249"/>
  </office:meta>
</office:document-meta>
</file>